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104"/>
  </office:automatic-styles>
  <office:body>
    <office:spreadsheet>
      <table:table table:name="ISPPackageCostsPerHour" table:style-name="ta1" table:print="false">
        <table:table-column table:style-name="co1" table:number-columns-repeated="2" table:default-cell-style-name="Default"/>
        <table:table-column table:style-name="co1" table:number-columns-repeated="2" table:default-cell-style-name="ce1"/>
        <table:table-column table:style-name="co1" table:number-columns-repeated="8" table:default-cell-style-name="Default"/>
        <table:table-row table:style-name="ro1" table:number-rows-repeated="8">
          <table:table-cell table:number-columns-repeated="12"/>
        </table:table-row>
        <table:table-row table:style-name="ro1">
          <table:table-cell table:number-columns-repeated="4"/>
          <table:table-cell office:value-type="string">
            <text:p>Package A</text:p>
          </table:table-cell>
          <table:table-cell table:number-columns-repeated="2"/>
          <table:table-cell office:value-type="string">
            <text:p>Package B</text:p>
          </table:table-cell>
          <table:table-cell table:number-columns-repeated="2"/>
          <table:table-cell office:value-type="string">
            <text:p>Package C</text:p>
          </table:table-cell>
          <table:table-cell/>
        </table:table-row>
        <table:table-row table:style-name="ro1">
          <table:table-cell table:number-columns-repeated="4"/>
          <table:table-cell table:style-name="ce2" office:value-type="currency" office:currency="USD" office:value="9.95">
            <text:p>$9.95</text:p>
          </table:table-cell>
          <table:table-cell office:value-type="string">
            <text:p><text:s/>= Cost $</text:p>
          </table:table-cell>
          <table:table-cell/>
          <table:table-cell table:style-name="ce2" office:value-type="currency" office:currency="USD" office:value="14.95">
            <text:p>$14.95</text:p>
          </table:table-cell>
          <table:table-cell office:value-type="string">
            <text:p><text:s/>= Cost $</text:p>
          </table:table-cell>
          <table:table-cell/>
          <table:table-cell table:style-name="ce2" office:value-type="currency" office:currency="USD" office:value="19.95">
            <text:p>$19.95</text:p>
          </table:table-cell>
          <table:table-cell office:value-type="string">
            <text:p><text:s/>= Cost $</text:p>
          </table:table-cell>
        </table:table-row>
        <table:table-row table:style-name="ro1">
          <table:table-cell table:number-columns-repeated="4"/>
          <table:table-cell office:value-type="float" office:value="10">
            <text:p>10</text:p>
          </table:table-cell>
          <table:table-cell office:value-type="string">
            <text:p><text:s/>= No Charge hrs</text:p>
          </table:table-cell>
          <table:table-cell/>
          <table:table-cell office:value-type="float" office:value="20">
            <text:p>20</text:p>
          </table:table-cell>
          <table:table-cell office:value-type="string">
            <text:p><text:s/>= No Charge hrs</text:p>
          </table:table-cell>
          <table:table-cell/>
          <table:table-cell office:value-type="float" office:value="1000">
            <text:p>1000</text:p>
          </table:table-cell>
          <table:table-cell office:value-type="string">
            <text:p><text:s/>= No Charge hrs</text:p>
          </table:table-cell>
        </table:table-row>
        <table:table-row table:style-name="ro1">
          <table:table-cell table:number-columns-repeated="4"/>
          <table:table-cell table:style-name="ce2" office:value-type="currency" office:currency="USD" office:value="2">
            <text:p>$2.00</text:p>
          </table:table-cell>
          <table:table-cell office:value-type="string">
            <text:p><text:s/>= Extra Charge/hr</text:p>
          </table:table-cell>
          <table:table-cell/>
          <table:table-cell table:style-name="ce2" office:value-type="currency" office:currency="USD" office:value="1">
            <text:p>$1.00</text:p>
          </table:table-cell>
          <table:table-cell office:value-type="string">
            <text:p><text:s/>= Extra Charge/hr</text:p>
          </table:table-cell>
          <table:table-cell/>
          <table:table-cell table:style-name="ce2" office:value-type="currency" office:currency="USD" office:value="0">
            <text:p>$0.00</text:p>
          </table:table-cell>
          <table:table-cell office:value-type="string">
            <text:p><text:s/>= Extra Charge/hr</text:p>
          </table:table-cell>
        </table:table-row>
        <table:table-row table:style-name="ro1">
          <table:table-cell table:number-columns-repeated="4"/>
          <table:table-cell table:style-name="ce2"/>
          <table:table-cell table:number-columns-repeated="7"/>
        </table:table-row>
        <table:table-row table:style-name="ro1">
          <table:table-cell table:number-columns-repeated="2"/>
          <table:table-cell office:value-type="string">
            <text:p>Hrs</text:p>
          </table:table-cell>
          <table:table-cell/>
          <table:table-cell table:style-name="ce1" office:value-type="string">
            <text:p>Cost</text:p>
          </table:table-cell>
          <table:table-cell table:number-columns-repeated="2"/>
          <table:table-cell table:style-name="ce1" office:value-type="string">
            <text:p>Cost</text:p>
          </table:table-cell>
          <table:table-cell table:number-columns-repeated="2"/>
          <table:table-cell table:style-name="ce1" office:value-type="string">
            <text:p>Cost</text:p>
          </table:table-cell>
          <table:table-cell/>
        </table:table-row>
        <table:table-row table:style-name="ro1">
          <table:table-cell table:number-columns-repeated="2"/>
          <table:table-cell office:value-type="float" office:value="0">
            <text:p>0</text:p>
          </table:table-cell>
          <table:table-cell/>
          <table:table-cell table:formula="of:=[.E$10]+([.$C15]-[.E$11])*IF([.$C15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15]-[.H$11])*IF([.$C15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15]-[.K$11])*IF([.$C15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">
            <text:p>1</text:p>
          </table:table-cell>
          <table:table-cell/>
          <table:table-cell table:formula="of:=[.E$10]+([.$C16]-[.E$11])*IF([.$C16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16]-[.H$11])*IF([.$C16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16]-[.K$11])*IF([.$C16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">
            <text:p>2</text:p>
          </table:table-cell>
          <table:table-cell/>
          <table:table-cell table:formula="of:=[.E$10]+([.$C17]-[.E$11])*IF([.$C17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17]-[.H$11])*IF([.$C17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17]-[.K$11])*IF([.$C17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">
            <text:p>3</text:p>
          </table:table-cell>
          <table:table-cell/>
          <table:table-cell table:formula="of:=[.E$10]+([.$C18]-[.E$11])*IF([.$C18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18]-[.H$11])*IF([.$C18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18]-[.K$11])*IF([.$C18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">
            <text:p>4</text:p>
          </table:table-cell>
          <table:table-cell/>
          <table:table-cell table:formula="of:=[.E$10]+([.$C19]-[.E$11])*IF([.$C19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19]-[.H$11])*IF([.$C19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19]-[.K$11])*IF([.$C19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">
            <text:p>5</text:p>
          </table:table-cell>
          <table:table-cell/>
          <table:table-cell table:formula="of:=[.E$10]+([.$C20]-[.E$11])*IF([.$C20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20]-[.H$11])*IF([.$C20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20]-[.K$11])*IF([.$C20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">
            <text:p>6</text:p>
          </table:table-cell>
          <table:table-cell/>
          <table:table-cell table:formula="of:=[.E$10]+([.$C21]-[.E$11])*IF([.$C21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21]-[.H$11])*IF([.$C21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21]-[.K$11])*IF([.$C21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7">
            <text:p>7</text:p>
          </table:table-cell>
          <table:table-cell/>
          <table:table-cell table:formula="of:=[.E$10]+([.$C22]-[.E$11])*IF([.$C22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22]-[.H$11])*IF([.$C22]&gt;[.H$11];[.H$12];0)" office:value-type="currency" office:currency="USD" office:value="14.95">
            <text:p>$14.95</text:p>
          </table:table-cell>
          <table:table-cell office:value-type="string">
            <text:p><text:s/></text:p>
          </table:table-cell>
          <table:table-cell/>
          <table:table-cell table:formula="of:=[.K$10]+([.$C22]-[.K$11])*IF([.$C22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8">
            <text:p>8</text:p>
          </table:table-cell>
          <table:table-cell/>
          <table:table-cell table:formula="of:=[.E$10]+([.$C23]-[.E$11])*IF([.$C23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23]-[.H$11])*IF([.$C23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23]-[.K$11])*IF([.$C23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9">
            <text:p>9</text:p>
          </table:table-cell>
          <table:table-cell/>
          <table:table-cell table:formula="of:=[.E$10]+([.$C24]-[.E$11])*IF([.$C24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24]-[.H$11])*IF([.$C24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24]-[.K$11])*IF([.$C24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0">
            <text:p>10</text:p>
          </table:table-cell>
          <table:table-cell/>
          <table:table-cell table:formula="of:=[.E$10]+([.$C25]-[.E$11])*IF([.$C25]&gt;[.E$11];[.E$12];0)" office:value-type="currency" office:currency="USD" office:value="9.95">
            <text:p>$9.95</text:p>
          </table:table-cell>
          <table:table-cell table:number-columns-repeated="2"/>
          <table:table-cell table:formula="of:=[.H$10]+([.$C25]-[.H$11])*IF([.$C25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25]-[.K$11])*IF([.$C25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">
            <text:p>11</text:p>
          </table:table-cell>
          <table:table-cell/>
          <table:table-cell table:formula="of:=[.E$10]+([.$C26]-[.E$11])*IF([.$C26]&gt;[.E$11];[.E$12];0)" office:value-type="currency" office:currency="USD" office:value="11.95">
            <text:p>$11.95</text:p>
          </table:table-cell>
          <table:table-cell table:number-columns-repeated="2"/>
          <table:table-cell table:formula="of:=[.H$10]+([.$C26]-[.H$11])*IF([.$C26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26]-[.K$11])*IF([.$C26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>
            <text:p>12</text:p>
          </table:table-cell>
          <table:table-cell/>
          <table:table-cell table:formula="of:=[.E$10]+([.$C27]-[.E$11])*IF([.$C27]&gt;[.E$11];[.E$12];0)" office:value-type="currency" office:currency="USD" office:value="13.95">
            <text:p>$13.95</text:p>
          </table:table-cell>
          <table:table-cell table:number-columns-repeated="2"/>
          <table:table-cell table:formula="of:=[.H$10]+([.$C27]-[.H$11])*IF([.$C27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27]-[.K$11])*IF([.$C27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">
            <text:p>13</text:p>
          </table:table-cell>
          <table:table-cell/>
          <table:table-cell table:formula="of:=[.E$10]+([.$C28]-[.E$11])*IF([.$C28]&gt;[.E$11];[.E$12];0)" office:value-type="currency" office:currency="USD" office:value="15.95">
            <text:p>$15.95</text:p>
          </table:table-cell>
          <table:table-cell table:number-columns-repeated="2"/>
          <table:table-cell table:formula="of:=[.H$10]+([.$C28]-[.H$11])*IF([.$C28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28]-[.K$11])*IF([.$C28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">
            <text:p>14</text:p>
          </table:table-cell>
          <table:table-cell/>
          <table:table-cell table:formula="of:=[.E$10]+([.$C29]-[.E$11])*IF([.$C29]&gt;[.E$11];[.E$12];0)" office:value-type="currency" office:currency="USD" office:value="17.95">
            <text:p>$17.95</text:p>
          </table:table-cell>
          <table:table-cell table:number-columns-repeated="2"/>
          <table:table-cell table:formula="of:=[.H$10]+([.$C29]-[.H$11])*IF([.$C29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29]-[.K$11])*IF([.$C29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">
            <text:p>15</text:p>
          </table:table-cell>
          <table:table-cell/>
          <table:table-cell table:formula="of:=[.E$10]+([.$C30]-[.E$11])*IF([.$C30]&gt;[.E$11];[.E$12];0)" office:value-type="currency" office:currency="USD" office:value="19.95">
            <text:p>$19.95</text:p>
          </table:table-cell>
          <table:table-cell table:number-columns-repeated="2"/>
          <table:table-cell table:formula="of:=[.H$10]+([.$C30]-[.H$11])*IF([.$C30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30]-[.K$11])*IF([.$C30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">
            <text:p>16</text:p>
          </table:table-cell>
          <table:table-cell/>
          <table:table-cell table:formula="of:=[.E$10]+([.$C31]-[.E$11])*IF([.$C31]&gt;[.E$11];[.E$12];0)" office:value-type="currency" office:currency="USD" office:value="21.95">
            <text:p>$21.95</text:p>
          </table:table-cell>
          <table:table-cell table:number-columns-repeated="2"/>
          <table:table-cell table:formula="of:=[.H$10]+([.$C31]-[.H$11])*IF([.$C31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31]-[.K$11])*IF([.$C31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">
            <text:p>17</text:p>
          </table:table-cell>
          <table:table-cell/>
          <table:table-cell table:formula="of:=[.E$10]+([.$C32]-[.E$11])*IF([.$C32]&gt;[.E$11];[.E$12];0)" office:value-type="currency" office:currency="USD" office:value="23.95">
            <text:p>$23.95</text:p>
          </table:table-cell>
          <table:table-cell table:number-columns-repeated="2"/>
          <table:table-cell table:formula="of:=[.H$10]+([.$C32]-[.H$11])*IF([.$C32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32]-[.K$11])*IF([.$C32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">
            <text:p>18</text:p>
          </table:table-cell>
          <table:table-cell/>
          <table:table-cell table:formula="of:=[.E$10]+([.$C33]-[.E$11])*IF([.$C33]&gt;[.E$11];[.E$12];0)" office:value-type="currency" office:currency="USD" office:value="25.95">
            <text:p>$25.95</text:p>
          </table:table-cell>
          <table:table-cell table:number-columns-repeated="2"/>
          <table:table-cell table:formula="of:=[.H$10]+([.$C33]-[.H$11])*IF([.$C33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33]-[.K$11])*IF([.$C33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">
            <text:p>19</text:p>
          </table:table-cell>
          <table:table-cell/>
          <table:table-cell table:formula="of:=[.E$10]+([.$C34]-[.E$11])*IF([.$C34]&gt;[.E$11];[.E$12];0)" office:value-type="currency" office:currency="USD" office:value="27.95">
            <text:p>$27.95</text:p>
          </table:table-cell>
          <table:table-cell table:number-columns-repeated="2"/>
          <table:table-cell table:formula="of:=[.H$10]+([.$C34]-[.H$11])*IF([.$C34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34]-[.K$11])*IF([.$C34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0">
            <text:p>20</text:p>
          </table:table-cell>
          <table:table-cell/>
          <table:table-cell table:formula="of:=[.E$10]+([.$C35]-[.E$11])*IF([.$C35]&gt;[.E$11];[.E$12];0)" office:value-type="currency" office:currency="USD" office:value="29.95">
            <text:p>$29.95</text:p>
          </table:table-cell>
          <table:table-cell table:number-columns-repeated="2"/>
          <table:table-cell table:formula="of:=[.H$10]+([.$C35]-[.H$11])*IF([.$C35]&gt;[.H$11];[.H$12];0)" office:value-type="currency" office:currency="USD" office:value="14.95">
            <text:p>$14.95</text:p>
          </table:table-cell>
          <table:table-cell table:number-columns-repeated="2"/>
          <table:table-cell table:formula="of:=[.K$10]+([.$C35]-[.K$11])*IF([.$C35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1">
            <text:p>21</text:p>
          </table:table-cell>
          <table:table-cell/>
          <table:table-cell table:formula="of:=[.E$10]+([.$C36]-[.E$11])*IF([.$C36]&gt;[.E$11];[.E$12];0)" office:value-type="currency" office:currency="USD" office:value="31.95">
            <text:p>$31.95</text:p>
          </table:table-cell>
          <table:table-cell table:number-columns-repeated="2"/>
          <table:table-cell table:formula="of:=[.H$10]+([.$C36]-[.H$11])*IF([.$C36]&gt;[.H$11];[.H$12];0)" office:value-type="currency" office:currency="USD" office:value="15.95">
            <text:p>$15.95</text:p>
          </table:table-cell>
          <table:table-cell table:number-columns-repeated="2"/>
          <table:table-cell table:formula="of:=[.K$10]+([.$C36]-[.K$11])*IF([.$C36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2">
            <text:p>22</text:p>
          </table:table-cell>
          <table:table-cell/>
          <table:table-cell table:formula="of:=[.E$10]+([.$C37]-[.E$11])*IF([.$C37]&gt;[.E$11];[.E$12];0)" office:value-type="currency" office:currency="USD" office:value="33.95">
            <text:p>$33.95</text:p>
          </table:table-cell>
          <table:table-cell table:number-columns-repeated="2"/>
          <table:table-cell table:formula="of:=[.H$10]+([.$C37]-[.H$11])*IF([.$C37]&gt;[.H$11];[.H$12];0)" office:value-type="currency" office:currency="USD" office:value="16.95">
            <text:p>$16.95</text:p>
          </table:table-cell>
          <table:table-cell table:number-columns-repeated="2"/>
          <table:table-cell table:formula="of:=[.K$10]+([.$C37]-[.K$11])*IF([.$C37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3">
            <text:p>23</text:p>
          </table:table-cell>
          <table:table-cell/>
          <table:table-cell table:formula="of:=[.E$10]+([.$C38]-[.E$11])*IF([.$C38]&gt;[.E$11];[.E$12];0)" office:value-type="currency" office:currency="USD" office:value="35.95">
            <text:p>$35.95</text:p>
          </table:table-cell>
          <table:table-cell table:number-columns-repeated="2"/>
          <table:table-cell table:formula="of:=[.H$10]+([.$C38]-[.H$11])*IF([.$C38]&gt;[.H$11];[.H$12];0)" office:value-type="currency" office:currency="USD" office:value="17.95">
            <text:p>$17.95</text:p>
          </table:table-cell>
          <table:table-cell table:number-columns-repeated="2"/>
          <table:table-cell table:formula="of:=[.K$10]+([.$C38]-[.K$11])*IF([.$C38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>
            <text:p>24</text:p>
          </table:table-cell>
          <table:table-cell/>
          <table:table-cell table:formula="of:=[.E$10]+([.$C39]-[.E$11])*IF([.$C39]&gt;[.E$11];[.E$12];0)" office:value-type="currency" office:currency="USD" office:value="37.95">
            <text:p>$37.95</text:p>
          </table:table-cell>
          <table:table-cell table:number-columns-repeated="2"/>
          <table:table-cell table:formula="of:=[.H$10]+([.$C39]-[.H$11])*IF([.$C39]&gt;[.H$11];[.H$12];0)" office:value-type="currency" office:currency="USD" office:value="18.95">
            <text:p>$18.95</text:p>
          </table:table-cell>
          <table:table-cell table:number-columns-repeated="2"/>
          <table:table-cell table:formula="of:=[.K$10]+([.$C39]-[.K$11])*IF([.$C39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5">
            <text:p>25</text:p>
          </table:table-cell>
          <table:table-cell/>
          <table:table-cell table:formula="of:=[.E$10]+([.$C40]-[.E$11])*IF([.$C40]&gt;[.E$11];[.E$12];0)" office:value-type="currency" office:currency="USD" office:value="39.95">
            <text:p>$39.95</text:p>
          </table:table-cell>
          <table:table-cell table:number-columns-repeated="2"/>
          <table:table-cell table:formula="of:=[.H$10]+([.$C40]-[.H$11])*IF([.$C40]&gt;[.H$11];[.H$12];0)" office:value-type="currency" office:currency="USD" office:value="19.95">
            <text:p>$19.95</text:p>
          </table:table-cell>
          <table:table-cell table:number-columns-repeated="2"/>
          <table:table-cell table:formula="of:=[.K$10]+([.$C40]-[.K$11])*IF([.$C40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6">
            <text:p>26</text:p>
          </table:table-cell>
          <table:table-cell/>
          <table:table-cell table:formula="of:=[.E$10]+([.$C41]-[.E$11])*IF([.$C41]&gt;[.E$11];[.E$12];0)" office:value-type="currency" office:currency="USD" office:value="41.95">
            <text:p>$41.95</text:p>
          </table:table-cell>
          <table:table-cell table:number-columns-repeated="2"/>
          <table:table-cell table:formula="of:=[.H$10]+([.$C41]-[.H$11])*IF([.$C41]&gt;[.H$11];[.H$12];0)" office:value-type="currency" office:currency="USD" office:value="20.95">
            <text:p>$20.95</text:p>
          </table:table-cell>
          <table:table-cell table:number-columns-repeated="2"/>
          <table:table-cell table:formula="of:=[.K$10]+([.$C41]-[.K$11])*IF([.$C41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7">
            <text:p>27</text:p>
          </table:table-cell>
          <table:table-cell/>
          <table:table-cell table:formula="of:=[.E$10]+([.$C42]-[.E$11])*IF([.$C42]&gt;[.E$11];[.E$12];0)" office:value-type="currency" office:currency="USD" office:value="43.95">
            <text:p>$43.95</text:p>
          </table:table-cell>
          <table:table-cell table:number-columns-repeated="2"/>
          <table:table-cell table:formula="of:=[.H$10]+([.$C42]-[.H$11])*IF([.$C42]&gt;[.H$11];[.H$12];0)" office:value-type="currency" office:currency="USD" office:value="21.95">
            <text:p>$21.95</text:p>
          </table:table-cell>
          <table:table-cell table:number-columns-repeated="2"/>
          <table:table-cell table:formula="of:=[.K$10]+([.$C42]-[.K$11])*IF([.$C42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8">
            <text:p>28</text:p>
          </table:table-cell>
          <table:table-cell/>
          <table:table-cell table:formula="of:=[.E$10]+([.$C43]-[.E$11])*IF([.$C43]&gt;[.E$11];[.E$12];0)" office:value-type="currency" office:currency="USD" office:value="45.95">
            <text:p>$45.95</text:p>
          </table:table-cell>
          <table:table-cell table:number-columns-repeated="2"/>
          <table:table-cell table:formula="of:=[.H$10]+([.$C43]-[.H$11])*IF([.$C43]&gt;[.H$11];[.H$12];0)" office:value-type="currency" office:currency="USD" office:value="22.95">
            <text:p>$22.95</text:p>
          </table:table-cell>
          <table:table-cell table:number-columns-repeated="2"/>
          <table:table-cell table:formula="of:=[.K$10]+([.$C43]-[.K$11])*IF([.$C43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29">
            <text:p>29</text:p>
          </table:table-cell>
          <table:table-cell/>
          <table:table-cell table:formula="of:=[.E$10]+([.$C44]-[.E$11])*IF([.$C44]&gt;[.E$11];[.E$12];0)" office:value-type="currency" office:currency="USD" office:value="47.95">
            <text:p>$47.95</text:p>
          </table:table-cell>
          <table:table-cell table:number-columns-repeated="2"/>
          <table:table-cell table:formula="of:=[.H$10]+([.$C44]-[.H$11])*IF([.$C44]&gt;[.H$11];[.H$12];0)" office:value-type="currency" office:currency="USD" office:value="23.95">
            <text:p>$23.95</text:p>
          </table:table-cell>
          <table:table-cell table:number-columns-repeated="2"/>
          <table:table-cell table:formula="of:=[.K$10]+([.$C44]-[.K$11])*IF([.$C44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0">
            <text:p>30</text:p>
          </table:table-cell>
          <table:table-cell/>
          <table:table-cell table:formula="of:=[.E$10]+([.$C45]-[.E$11])*IF([.$C45]&gt;[.E$11];[.E$12];0)" office:value-type="currency" office:currency="USD" office:value="49.95">
            <text:p>$49.95</text:p>
          </table:table-cell>
          <table:table-cell table:number-columns-repeated="2"/>
          <table:table-cell table:formula="of:=[.H$10]+([.$C45]-[.H$11])*IF([.$C45]&gt;[.H$11];[.H$12];0)" office:value-type="currency" office:currency="USD" office:value="24.95">
            <text:p>$24.95</text:p>
          </table:table-cell>
          <table:table-cell table:number-columns-repeated="2"/>
          <table:table-cell table:formula="of:=[.K$10]+([.$C45]-[.K$11])*IF([.$C45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1">
            <text:p>31</text:p>
          </table:table-cell>
          <table:table-cell/>
          <table:table-cell table:formula="of:=[.E$10]+([.$C46]-[.E$11])*IF([.$C46]&gt;[.E$11];[.E$12];0)" office:value-type="currency" office:currency="USD" office:value="51.95">
            <text:p>$51.95</text:p>
          </table:table-cell>
          <table:table-cell table:number-columns-repeated="2"/>
          <table:table-cell table:formula="of:=[.H$10]+([.$C46]-[.H$11])*IF([.$C46]&gt;[.H$11];[.H$12];0)" office:value-type="currency" office:currency="USD" office:value="25.95">
            <text:p>$25.95</text:p>
          </table:table-cell>
          <table:table-cell table:number-columns-repeated="2"/>
          <table:table-cell table:formula="of:=[.K$10]+([.$C46]-[.K$11])*IF([.$C46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2">
            <text:p>32</text:p>
          </table:table-cell>
          <table:table-cell/>
          <table:table-cell table:formula="of:=[.E$10]+([.$C47]-[.E$11])*IF([.$C47]&gt;[.E$11];[.E$12];0)" office:value-type="currency" office:currency="USD" office:value="53.95">
            <text:p>$53.95</text:p>
          </table:table-cell>
          <table:table-cell table:number-columns-repeated="2"/>
          <table:table-cell table:formula="of:=[.H$10]+([.$C47]-[.H$11])*IF([.$C47]&gt;[.H$11];[.H$12];0)" office:value-type="currency" office:currency="USD" office:value="26.95">
            <text:p>$26.95</text:p>
          </table:table-cell>
          <table:table-cell table:number-columns-repeated="2"/>
          <table:table-cell table:formula="of:=[.K$10]+([.$C47]-[.K$11])*IF([.$C47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">
            <text:p>33</text:p>
          </table:table-cell>
          <table:table-cell/>
          <table:table-cell table:formula="of:=[.E$10]+([.$C48]-[.E$11])*IF([.$C48]&gt;[.E$11];[.E$12];0)" office:value-type="currency" office:currency="USD" office:value="55.95">
            <text:p>$55.95</text:p>
          </table:table-cell>
          <table:table-cell table:number-columns-repeated="2"/>
          <table:table-cell table:formula="of:=[.H$10]+([.$C48]-[.H$11])*IF([.$C48]&gt;[.H$11];[.H$12];0)" office:value-type="currency" office:currency="USD" office:value="27.95">
            <text:p>$27.95</text:p>
          </table:table-cell>
          <table:table-cell table:number-columns-repeated="2"/>
          <table:table-cell table:formula="of:=[.K$10]+([.$C48]-[.K$11])*IF([.$C48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4">
            <text:p>34</text:p>
          </table:table-cell>
          <table:table-cell/>
          <table:table-cell table:formula="of:=[.E$10]+([.$C49]-[.E$11])*IF([.$C49]&gt;[.E$11];[.E$12];0)" office:value-type="currency" office:currency="USD" office:value="57.95">
            <text:p>$57.95</text:p>
          </table:table-cell>
          <table:table-cell table:number-columns-repeated="2"/>
          <table:table-cell table:formula="of:=[.H$10]+([.$C49]-[.H$11])*IF([.$C49]&gt;[.H$11];[.H$12];0)" office:value-type="currency" office:currency="USD" office:value="28.95">
            <text:p>$28.95</text:p>
          </table:table-cell>
          <table:table-cell table:number-columns-repeated="2"/>
          <table:table-cell table:formula="of:=[.K$10]+([.$C49]-[.K$11])*IF([.$C49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5">
            <text:p>35</text:p>
          </table:table-cell>
          <table:table-cell/>
          <table:table-cell table:formula="of:=[.E$10]+([.$C50]-[.E$11])*IF([.$C50]&gt;[.E$11];[.E$12];0)" office:value-type="currency" office:currency="USD" office:value="59.95">
            <text:p>$59.95</text:p>
          </table:table-cell>
          <table:table-cell table:number-columns-repeated="2"/>
          <table:table-cell table:formula="of:=[.H$10]+([.$C50]-[.H$11])*IF([.$C50]&gt;[.H$11];[.H$12];0)" office:value-type="currency" office:currency="USD" office:value="29.95">
            <text:p>$29.95</text:p>
          </table:table-cell>
          <table:table-cell table:number-columns-repeated="2"/>
          <table:table-cell table:formula="of:=[.K$10]+([.$C50]-[.K$11])*IF([.$C50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6">
            <text:p>36</text:p>
          </table:table-cell>
          <table:table-cell/>
          <table:table-cell table:formula="of:=[.E$10]+([.$C51]-[.E$11])*IF([.$C51]&gt;[.E$11];[.E$12];0)" office:value-type="currency" office:currency="USD" office:value="61.95">
            <text:p>$61.95</text:p>
          </table:table-cell>
          <table:table-cell table:number-columns-repeated="2"/>
          <table:table-cell table:formula="of:=[.H$10]+([.$C51]-[.H$11])*IF([.$C51]&gt;[.H$11];[.H$12];0)" office:value-type="currency" office:currency="USD" office:value="30.95">
            <text:p>$30.95</text:p>
          </table:table-cell>
          <table:table-cell table:number-columns-repeated="2"/>
          <table:table-cell table:formula="of:=[.K$10]+([.$C51]-[.K$11])*IF([.$C51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7">
            <text:p>37</text:p>
          </table:table-cell>
          <table:table-cell/>
          <table:table-cell table:formula="of:=[.E$10]+([.$C52]-[.E$11])*IF([.$C52]&gt;[.E$11];[.E$12];0)" office:value-type="currency" office:currency="USD" office:value="63.95">
            <text:p>$63.95</text:p>
          </table:table-cell>
          <table:table-cell table:number-columns-repeated="2"/>
          <table:table-cell table:formula="of:=[.H$10]+([.$C52]-[.H$11])*IF([.$C52]&gt;[.H$11];[.H$12];0)" office:value-type="currency" office:currency="USD" office:value="31.95">
            <text:p>$31.95</text:p>
          </table:table-cell>
          <table:table-cell table:number-columns-repeated="2"/>
          <table:table-cell table:formula="of:=[.K$10]+([.$C52]-[.K$11])*IF([.$C52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8">
            <text:p>38</text:p>
          </table:table-cell>
          <table:table-cell/>
          <table:table-cell table:formula="of:=[.E$10]+([.$C53]-[.E$11])*IF([.$C53]&gt;[.E$11];[.E$12];0)" office:value-type="currency" office:currency="USD" office:value="65.95">
            <text:p>$65.95</text:p>
          </table:table-cell>
          <table:table-cell table:number-columns-repeated="2"/>
          <table:table-cell table:formula="of:=[.H$10]+([.$C53]-[.H$11])*IF([.$C53]&gt;[.H$11];[.H$12];0)" office:value-type="currency" office:currency="USD" office:value="32.95">
            <text:p>$32.95</text:p>
          </table:table-cell>
          <table:table-cell table:number-columns-repeated="2"/>
          <table:table-cell table:formula="of:=[.K$10]+([.$C53]-[.K$11])*IF([.$C53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39">
            <text:p>39</text:p>
          </table:table-cell>
          <table:table-cell/>
          <table:table-cell table:formula="of:=[.E$10]+([.$C54]-[.E$11])*IF([.$C54]&gt;[.E$11];[.E$12];0)" office:value-type="currency" office:currency="USD" office:value="67.95">
            <text:p>$67.95</text:p>
          </table:table-cell>
          <table:table-cell table:number-columns-repeated="2"/>
          <table:table-cell table:formula="of:=[.H$10]+([.$C54]-[.H$11])*IF([.$C54]&gt;[.H$11];[.H$12];0)" office:value-type="currency" office:currency="USD" office:value="33.95">
            <text:p>$33.95</text:p>
          </table:table-cell>
          <table:table-cell table:number-columns-repeated="2"/>
          <table:table-cell table:formula="of:=[.K$10]+([.$C54]-[.K$11])*IF([.$C54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0">
            <text:p>40</text:p>
          </table:table-cell>
          <table:table-cell/>
          <table:table-cell table:formula="of:=[.E$10]+([.$C55]-[.E$11])*IF([.$C55]&gt;[.E$11];[.E$12];0)" office:value-type="currency" office:currency="USD" office:value="69.95">
            <text:p>$69.95</text:p>
          </table:table-cell>
          <table:table-cell table:number-columns-repeated="2"/>
          <table:table-cell table:formula="of:=[.H$10]+([.$C55]-[.H$11])*IF([.$C55]&gt;[.H$11];[.H$12];0)" office:value-type="currency" office:currency="USD" office:value="34.95">
            <text:p>$34.95</text:p>
          </table:table-cell>
          <table:table-cell table:number-columns-repeated="2"/>
          <table:table-cell table:formula="of:=[.K$10]+([.$C55]-[.K$11])*IF([.$C55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1">
            <text:p>41</text:p>
          </table:table-cell>
          <table:table-cell/>
          <table:table-cell table:formula="of:=[.E$10]+([.$C56]-[.E$11])*IF([.$C56]&gt;[.E$11];[.E$12];0)" office:value-type="currency" office:currency="USD" office:value="71.95">
            <text:p>$71.95</text:p>
          </table:table-cell>
          <table:table-cell table:number-columns-repeated="2"/>
          <table:table-cell table:formula="of:=[.H$10]+([.$C56]-[.H$11])*IF([.$C56]&gt;[.H$11];[.H$12];0)" office:value-type="currency" office:currency="USD" office:value="35.95">
            <text:p>$35.95</text:p>
          </table:table-cell>
          <table:table-cell table:number-columns-repeated="2"/>
          <table:table-cell table:formula="of:=[.K$10]+([.$C56]-[.K$11])*IF([.$C56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2">
            <text:p>42</text:p>
          </table:table-cell>
          <table:table-cell/>
          <table:table-cell table:formula="of:=[.E$10]+([.$C57]-[.E$11])*IF([.$C57]&gt;[.E$11];[.E$12];0)" office:value-type="currency" office:currency="USD" office:value="73.95">
            <text:p>$73.95</text:p>
          </table:table-cell>
          <table:table-cell table:number-columns-repeated="2"/>
          <table:table-cell table:formula="of:=[.H$10]+([.$C57]-[.H$11])*IF([.$C57]&gt;[.H$11];[.H$12];0)" office:value-type="currency" office:currency="USD" office:value="36.95">
            <text:p>$36.95</text:p>
          </table:table-cell>
          <table:table-cell table:number-columns-repeated="2"/>
          <table:table-cell table:formula="of:=[.K$10]+([.$C57]-[.K$11])*IF([.$C57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3">
            <text:p>43</text:p>
          </table:table-cell>
          <table:table-cell/>
          <table:table-cell table:formula="of:=[.E$10]+([.$C58]-[.E$11])*IF([.$C58]&gt;[.E$11];[.E$12];0)" office:value-type="currency" office:currency="USD" office:value="75.95">
            <text:p>$75.95</text:p>
          </table:table-cell>
          <table:table-cell table:number-columns-repeated="2"/>
          <table:table-cell table:formula="of:=[.H$10]+([.$C58]-[.H$11])*IF([.$C58]&gt;[.H$11];[.H$12];0)" office:value-type="currency" office:currency="USD" office:value="37.95">
            <text:p>$37.95</text:p>
          </table:table-cell>
          <table:table-cell table:number-columns-repeated="2"/>
          <table:table-cell table:formula="of:=[.K$10]+([.$C58]-[.K$11])*IF([.$C58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4">
            <text:p>44</text:p>
          </table:table-cell>
          <table:table-cell/>
          <table:table-cell table:formula="of:=[.E$10]+([.$C59]-[.E$11])*IF([.$C59]&gt;[.E$11];[.E$12];0)" office:value-type="currency" office:currency="USD" office:value="77.95">
            <text:p>$77.95</text:p>
          </table:table-cell>
          <table:table-cell table:number-columns-repeated="2"/>
          <table:table-cell table:formula="of:=[.H$10]+([.$C59]-[.H$11])*IF([.$C59]&gt;[.H$11];[.H$12];0)" office:value-type="currency" office:currency="USD" office:value="38.95">
            <text:p>$38.95</text:p>
          </table:table-cell>
          <table:table-cell table:number-columns-repeated="2"/>
          <table:table-cell table:formula="of:=[.K$10]+([.$C59]-[.K$11])*IF([.$C59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5">
            <text:p>45</text:p>
          </table:table-cell>
          <table:table-cell/>
          <table:table-cell table:formula="of:=[.E$10]+([.$C60]-[.E$11])*IF([.$C60]&gt;[.E$11];[.E$12];0)" office:value-type="currency" office:currency="USD" office:value="79.95">
            <text:p>$79.95</text:p>
          </table:table-cell>
          <table:table-cell table:number-columns-repeated="2"/>
          <table:table-cell table:formula="of:=[.H$10]+([.$C60]-[.H$11])*IF([.$C60]&gt;[.H$11];[.H$12];0)" office:value-type="currency" office:currency="USD" office:value="39.95">
            <text:p>$39.95</text:p>
          </table:table-cell>
          <table:table-cell table:number-columns-repeated="2"/>
          <table:table-cell table:formula="of:=[.K$10]+([.$C60]-[.K$11])*IF([.$C60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6">
            <text:p>46</text:p>
          </table:table-cell>
          <table:table-cell/>
          <table:table-cell table:formula="of:=[.E$10]+([.$C61]-[.E$11])*IF([.$C61]&gt;[.E$11];[.E$12];0)" office:value-type="currency" office:currency="USD" office:value="81.95">
            <text:p>$81.95</text:p>
          </table:table-cell>
          <table:table-cell table:number-columns-repeated="2"/>
          <table:table-cell table:formula="of:=[.H$10]+([.$C61]-[.H$11])*IF([.$C61]&gt;[.H$11];[.H$12];0)" office:value-type="currency" office:currency="USD" office:value="40.95">
            <text:p>$40.95</text:p>
          </table:table-cell>
          <table:table-cell table:number-columns-repeated="2"/>
          <table:table-cell table:formula="of:=[.K$10]+([.$C61]-[.K$11])*IF([.$C61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7">
            <text:p>47</text:p>
          </table:table-cell>
          <table:table-cell/>
          <table:table-cell table:formula="of:=[.E$10]+([.$C62]-[.E$11])*IF([.$C62]&gt;[.E$11];[.E$12];0)" office:value-type="currency" office:currency="USD" office:value="83.95">
            <text:p>$83.95</text:p>
          </table:table-cell>
          <table:table-cell table:number-columns-repeated="2"/>
          <table:table-cell table:formula="of:=[.H$10]+([.$C62]-[.H$11])*IF([.$C62]&gt;[.H$11];[.H$12];0)" office:value-type="currency" office:currency="USD" office:value="41.95">
            <text:p>$41.95</text:p>
          </table:table-cell>
          <table:table-cell table:number-columns-repeated="2"/>
          <table:table-cell table:formula="of:=[.K$10]+([.$C62]-[.K$11])*IF([.$C62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8">
            <text:p>48</text:p>
          </table:table-cell>
          <table:table-cell/>
          <table:table-cell table:formula="of:=[.E$10]+([.$C63]-[.E$11])*IF([.$C63]&gt;[.E$11];[.E$12];0)" office:value-type="currency" office:currency="USD" office:value="85.95">
            <text:p>$85.95</text:p>
          </table:table-cell>
          <table:table-cell table:number-columns-repeated="2"/>
          <table:table-cell table:formula="of:=[.H$10]+([.$C63]-[.H$11])*IF([.$C63]&gt;[.H$11];[.H$12];0)" office:value-type="currency" office:currency="USD" office:value="42.95">
            <text:p>$42.95</text:p>
          </table:table-cell>
          <table:table-cell table:number-columns-repeated="2"/>
          <table:table-cell table:formula="of:=[.K$10]+([.$C63]-[.K$11])*IF([.$C63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49">
            <text:p>49</text:p>
          </table:table-cell>
          <table:table-cell/>
          <table:table-cell table:formula="of:=[.E$10]+([.$C64]-[.E$11])*IF([.$C64]&gt;[.E$11];[.E$12];0)" office:value-type="currency" office:currency="USD" office:value="87.95">
            <text:p>$87.95</text:p>
          </table:table-cell>
          <table:table-cell table:number-columns-repeated="2"/>
          <table:table-cell table:formula="of:=[.H$10]+([.$C64]-[.H$11])*IF([.$C64]&gt;[.H$11];[.H$12];0)" office:value-type="currency" office:currency="USD" office:value="43.95">
            <text:p>$43.95</text:p>
          </table:table-cell>
          <table:table-cell table:number-columns-repeated="2"/>
          <table:table-cell table:formula="of:=[.K$10]+([.$C64]-[.K$11])*IF([.$C64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0">
            <text:p>50</text:p>
          </table:table-cell>
          <table:table-cell/>
          <table:table-cell table:formula="of:=[.E$10]+([.$C65]-[.E$11])*IF([.$C65]&gt;[.E$11];[.E$12];0)" office:value-type="currency" office:currency="USD" office:value="89.95">
            <text:p>$89.95</text:p>
          </table:table-cell>
          <table:table-cell table:number-columns-repeated="2"/>
          <table:table-cell table:formula="of:=[.H$10]+([.$C65]-[.H$11])*IF([.$C65]&gt;[.H$11];[.H$12];0)" office:value-type="currency" office:currency="USD" office:value="44.95">
            <text:p>$44.95</text:p>
          </table:table-cell>
          <table:table-cell table:number-columns-repeated="2"/>
          <table:table-cell table:formula="of:=[.K$10]+([.$C65]-[.K$11])*IF([.$C65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1">
            <text:p>51</text:p>
          </table:table-cell>
          <table:table-cell/>
          <table:table-cell table:formula="of:=[.E$10]+([.$C66]-[.E$11])*IF([.$C66]&gt;[.E$11];[.E$12];0)" office:value-type="currency" office:currency="USD" office:value="91.95">
            <text:p>$91.95</text:p>
          </table:table-cell>
          <table:table-cell table:number-columns-repeated="2"/>
          <table:table-cell table:formula="of:=[.H$10]+([.$C66]-[.H$11])*IF([.$C66]&gt;[.H$11];[.H$12];0)" office:value-type="currency" office:currency="USD" office:value="45.95">
            <text:p>$45.95</text:p>
          </table:table-cell>
          <table:table-cell table:number-columns-repeated="2"/>
          <table:table-cell table:formula="of:=[.K$10]+([.$C66]-[.K$11])*IF([.$C66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">
            <text:p>52</text:p>
          </table:table-cell>
          <table:table-cell/>
          <table:table-cell table:formula="of:=[.E$10]+([.$C67]-[.E$11])*IF([.$C67]&gt;[.E$11];[.E$12];0)" office:value-type="currency" office:currency="USD" office:value="93.95">
            <text:p>$93.95</text:p>
          </table:table-cell>
          <table:table-cell table:number-columns-repeated="2"/>
          <table:table-cell table:formula="of:=[.H$10]+([.$C67]-[.H$11])*IF([.$C67]&gt;[.H$11];[.H$12];0)" office:value-type="currency" office:currency="USD" office:value="46.95">
            <text:p>$46.95</text:p>
          </table:table-cell>
          <table:table-cell table:number-columns-repeated="2"/>
          <table:table-cell table:formula="of:=[.K$10]+([.$C67]-[.K$11])*IF([.$C67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3">
            <text:p>53</text:p>
          </table:table-cell>
          <table:table-cell/>
          <table:table-cell table:formula="of:=[.E$10]+([.$C68]-[.E$11])*IF([.$C68]&gt;[.E$11];[.E$12];0)" office:value-type="currency" office:currency="USD" office:value="95.95">
            <text:p>$95.95</text:p>
          </table:table-cell>
          <table:table-cell table:number-columns-repeated="2"/>
          <table:table-cell table:formula="of:=[.H$10]+([.$C68]-[.H$11])*IF([.$C68]&gt;[.H$11];[.H$12];0)" office:value-type="currency" office:currency="USD" office:value="47.95">
            <text:p>$47.95</text:p>
          </table:table-cell>
          <table:table-cell table:number-columns-repeated="2"/>
          <table:table-cell table:formula="of:=[.K$10]+([.$C68]-[.K$11])*IF([.$C68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4">
            <text:p>54</text:p>
          </table:table-cell>
          <table:table-cell/>
          <table:table-cell table:formula="of:=[.E$10]+([.$C69]-[.E$11])*IF([.$C69]&gt;[.E$11];[.E$12];0)" office:value-type="currency" office:currency="USD" office:value="97.95">
            <text:p>$97.95</text:p>
          </table:table-cell>
          <table:table-cell table:number-columns-repeated="2"/>
          <table:table-cell table:formula="of:=[.H$10]+([.$C69]-[.H$11])*IF([.$C69]&gt;[.H$11];[.H$12];0)" office:value-type="currency" office:currency="USD" office:value="48.95">
            <text:p>$48.95</text:p>
          </table:table-cell>
          <table:table-cell table:number-columns-repeated="2"/>
          <table:table-cell table:formula="of:=[.K$10]+([.$C69]-[.K$11])*IF([.$C69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5">
            <text:p>55</text:p>
          </table:table-cell>
          <table:table-cell/>
          <table:table-cell table:formula="of:=[.E$10]+([.$C70]-[.E$11])*IF([.$C70]&gt;[.E$11];[.E$12];0)" office:value-type="currency" office:currency="USD" office:value="99.95">
            <text:p>$99.95</text:p>
          </table:table-cell>
          <table:table-cell table:number-columns-repeated="2"/>
          <table:table-cell table:formula="of:=[.H$10]+([.$C70]-[.H$11])*IF([.$C70]&gt;[.H$11];[.H$12];0)" office:value-type="currency" office:currency="USD" office:value="49.95">
            <text:p>$49.95</text:p>
          </table:table-cell>
          <table:table-cell table:number-columns-repeated="2"/>
          <table:table-cell table:formula="of:=[.K$10]+([.$C70]-[.K$11])*IF([.$C70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6">
            <text:p>56</text:p>
          </table:table-cell>
          <table:table-cell/>
          <table:table-cell table:formula="of:=[.E$10]+([.$C71]-[.E$11])*IF([.$C71]&gt;[.E$11];[.E$12];0)" office:value-type="currency" office:currency="USD" office:value="101.95">
            <text:p>$101.95</text:p>
          </table:table-cell>
          <table:table-cell table:number-columns-repeated="2"/>
          <table:table-cell table:formula="of:=[.H$10]+([.$C71]-[.H$11])*IF([.$C71]&gt;[.H$11];[.H$12];0)" office:value-type="currency" office:currency="USD" office:value="50.95">
            <text:p>$50.95</text:p>
          </table:table-cell>
          <table:table-cell table:number-columns-repeated="2"/>
          <table:table-cell table:formula="of:=[.K$10]+([.$C71]-[.K$11])*IF([.$C71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7">
            <text:p>57</text:p>
          </table:table-cell>
          <table:table-cell/>
          <table:table-cell table:formula="of:=[.E$10]+([.$C72]-[.E$11])*IF([.$C72]&gt;[.E$11];[.E$12];0)" office:value-type="currency" office:currency="USD" office:value="103.95">
            <text:p>$103.95</text:p>
          </table:table-cell>
          <table:table-cell table:number-columns-repeated="2"/>
          <table:table-cell table:formula="of:=[.H$10]+([.$C72]-[.H$11])*IF([.$C72]&gt;[.H$11];[.H$12];0)" office:value-type="currency" office:currency="USD" office:value="51.95">
            <text:p>$51.95</text:p>
          </table:table-cell>
          <table:table-cell table:number-columns-repeated="2"/>
          <table:table-cell table:formula="of:=[.K$10]+([.$C72]-[.K$11])*IF([.$C72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8">
            <text:p>58</text:p>
          </table:table-cell>
          <table:table-cell/>
          <table:table-cell table:formula="of:=[.E$10]+([.$C73]-[.E$11])*IF([.$C73]&gt;[.E$11];[.E$12];0)" office:value-type="currency" office:currency="USD" office:value="105.95">
            <text:p>$105.95</text:p>
          </table:table-cell>
          <table:table-cell table:number-columns-repeated="2"/>
          <table:table-cell table:formula="of:=[.H$10]+([.$C73]-[.H$11])*IF([.$C73]&gt;[.H$11];[.H$12];0)" office:value-type="currency" office:currency="USD" office:value="52.95">
            <text:p>$52.95</text:p>
          </table:table-cell>
          <table:table-cell table:number-columns-repeated="2"/>
          <table:table-cell table:formula="of:=[.K$10]+([.$C73]-[.K$11])*IF([.$C73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59">
            <text:p>59</text:p>
          </table:table-cell>
          <table:table-cell/>
          <table:table-cell table:formula="of:=[.E$10]+([.$C74]-[.E$11])*IF([.$C74]&gt;[.E$11];[.E$12];0)" office:value-type="currency" office:currency="USD" office:value="107.95">
            <text:p>$107.95</text:p>
          </table:table-cell>
          <table:table-cell table:number-columns-repeated="2"/>
          <table:table-cell table:formula="of:=[.H$10]+([.$C74]-[.H$11])*IF([.$C74]&gt;[.H$11];[.H$12];0)" office:value-type="currency" office:currency="USD" office:value="53.95">
            <text:p>$53.95</text:p>
          </table:table-cell>
          <table:table-cell table:number-columns-repeated="2"/>
          <table:table-cell table:formula="of:=[.K$10]+([.$C74]-[.K$11])*IF([.$C74]&gt;[.K$11];[.K$12];0)" office:value-type="currency" office:currency="USD" office:value="19.95">
            <text:p>$19.95</text:p>
          </table:table-cell>
          <table:table-cell/>
        </table:table-row>
        <table:table-row table:style-name="ro1">
          <table:table-cell table:number-columns-repeated="2"/>
          <table:table-cell office:value-type="float" office:value="60">
            <text:p>60</text:p>
          </table:table-cell>
          <table:table-cell/>
          <table:table-cell table:formula="of:=[.E$10]+([.$C75]-[.E$11])*IF([.$C75]&gt;[.E$11];[.E$12];0)" office:value-type="currency" office:currency="USD" office:value="109.95">
            <text:p>$109.95</text:p>
          </table:table-cell>
          <table:table-cell table:number-columns-repeated="2"/>
          <table:table-cell table:formula="of:=[.H$10]+([.$C75]-[.H$11])*IF([.$C75]&gt;[.H$11];[.H$12];0)" office:value-type="currency" office:currency="USD" office:value="54.95">
            <text:p>$54.95</text:p>
          </table:table-cell>
          <table:table-cell table:number-columns-repeated="2"/>
          <table:table-cell table:formula="of:=[.K$10]+([.$C75]-[.K$11])*IF([.$C75]&gt;[.K$11];[.K$12];0)" office:value-type="currency" office:currency="USD" office:value="19.95">
            <text:p>$19.95</text:p>
          </table:table-cell>
          <table:table-cell/>
        </table:table-row>
        <table:table-row table:style-name="ro1" table:number-rows-repeated="1048500">
          <table:table-cell table:number-columns-repeated="12"/>
        </table:table-row>
        <table:table-row table:style-name="ro1">
          <table:table-cell table:number-columns-repeated="1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7-09">07/09/2025</text:date>, <text:time>14:1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Lehr</meta:initial-creator>
    <meta:creation-date>2025-07-09T13:54:15.49</meta:creation-date>
    <dc:date>2025-07-09T14:15:21.08</dc:date>
    <dc:creator>Mark Lehr</dc:creator>
    <meta:editing-duration>PT4M54S</meta:editing-duration>
    <meta:editing-cycles>1</meta:editing-cycles>
    <meta:document-statistic meta:table-count="1" meta:cell-count="270" meta:object-count="0"/>
    <meta:generator>OpenOffice/4.1.12$Win32 OpenOffice.org_project/4112m1$Build-9809</meta:generator>
  </office:meta>
</office:document-meta>
</file>